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ethodArgumentResolver.formatUriValue( @ Nullable ConversionService cs , @ Nullable TypeDescriptor sourceTyp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Variabl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supportsParamet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VariableMethodArgumentResolver.handleMissingValueAfterConversion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handleResolvedValue( @ Nullable Object arg , String name , MethodParameter parameter , @ Nullable ModelAndViewContainer mavContainer , NativeWeb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VariableMethodArgumentResolver.resolveName( String name , MethodParameter parameter , NativeWeb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Variabl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VariableNamedValueInfo.PathVariableNamedValueInfo( PathVariabl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contributeMethodArgument( MethodParameter parameter , Object value , UriComponentsBuilder builder , Map &lt; String , Object &gt; uriVariables , ConversionService conversion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